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Mangal1" svg:font-family="Manga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-BoldItalicMT" svg:font-family="Arial-BoldItalicMT" style:font-family-generic="script"/>
    <style:font-face style:name="Arial-ItalicMT" svg:font-family="Arial-ItalicMT" style:font-family-generic="script"/>
    <style:font-face style:name="ArialMT" svg:font-family="ArialMT" style:font-family-generic="swiss"/>
    <style:font-face style:name="MS-Gothic" svg:font-family="MS-Gothic" style:font-family-generic="swiss"/>
    <style:font-face style:name="Courier New" svg:font-family="'Courier New'" style:font-family-generic="modern" style:font-pitch="fixed"/>
    <style:font-face style:name="Courier New CYR" svg:font-family="'Courier New CYR'" style:font-family-generic="modern" style:font-pitch="fixed"/>
    <style:font-face style:name="Thames" svg:font-family="Tha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bold" style:font-name-asian="Courier New CYR" style:font-size-asian="12pt" style:font-weight-asian="bold" style:font-name-complex="Courier New CYR" style:font-size-complex="12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style="normal" style:font-style-asian="normal" style:font-style-complex="normal"/>
    </style:style>
    <style:style style:name="T7" style:family="text">
      <style:text-properties style:font-name="ArialMT" fo:font-size="12pt" style:font-name-asian="ArialMT" style:font-size-asian="12pt" style:font-name-complex="ArialMT" style:font-size-complex="12pt"/>
    </style:style>
    <style:style style:name="T8" style:family="text">
      <style:text-properties style:font-name="Times New Roman" fo:font-size="12pt" fo:language="ru" fo:country="RU" fo:font-style="normal" style:font-name-asian="ArialMT" style:font-size-asian="12pt" style:font-style-asian="normal" style:font-name-complex="ArialMT" style:font-size-complex="12pt" style:font-style-complex="normal"/>
    </style:style>
    <style:style style:name="T9" style:family="text">
      <style:text-properties style:font-name="Times New Roman" fo:font-size="12pt" fo:language="ru" fo:country="RU" fo:font-style="normal" style:font-name-asian="Arial-ItalicMT" style:font-size-asian="12pt" style:font-style-asian="normal" style:font-name-complex="Arial-ItalicMT" style:font-size-complex="12pt" style:font-style-complex="normal"/>
    </style:style>
    <style:style style:name="T10" style:family="text">
      <style:text-properties style:font-name="Times New Roman" fo:font-size="12pt" fo:language="ru" fo:country="RU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T11" style:family="text">
      <style:text-properties style:font-name="Times New Roman" fo:font-size="12pt" fo:language="ru" fo:country="RU" fo:font-style="normal" fo:font-weight="normal" style:font-name-asian="Arial-ItalicMT" style:font-size-asian="12pt" style:font-style-asian="normal" style:font-weight-asian="normal" style:font-name-complex="Arial-ItalicMT" style:font-size-complex="12pt" style:font-style-complex="normal" style:font-weight-complex="normal"/>
    </style:style>
    <style:style style:name="T12" style:family="text">
      <style:text-properties style:font-name="Times New Roman" fo:font-size="12pt" fo:language="ru" fo:country="RU" fo:font-style="normal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T13" style:family="text">
      <style:text-properties style:font-name="Times New Roman" fo:font-size="12pt" fo:language="ru" fo:country="RU" fo:font-style="normal" fo:font-weight="normal" style:font-name-asian="Arial-BoldItalicMT" style:font-size-asian="12pt" style:font-style-asian="normal" style:font-weight-asian="normal" style:font-name-complex="Arial-BoldItalicMT" style:font-size-complex="12pt" style:font-style-complex="normal" style:font-weight-complex="normal"/>
    </style:style>
    <style:style style:name="T14" style:family="text">
      <style:text-properties style:font-name="Times New Roman" fo:font-size="12pt" fo:language="ru" fo:country="RU" fo:font-style="normal" style:text-underline-style="none" style:font-name-asian="MS-Gothic" style:font-size-asian="12pt" style:font-style-asian="normal" style:font-name-complex="MS-Gothic" style:font-size-complex="12pt" style:font-style-complex="normal"/>
    </style:style>
    <style:style style:name="T15" style:family="text">
      <style:text-properties style:font-name="Times New Roman" fo:font-size="12pt" fo:language="ru" fo:country="RU" fo:font-style="italic" style:font-name-asian="Arial-ItalicMT" style:font-size-asian="12pt" style:font-style-asian="italic" style:font-name-complex="Arial-ItalicMT" style:font-size-complex="12pt" style:font-style-complex="italic"/>
    </style:style>
    <style:style style:name="T16" style:family="text">
      <style:text-properties style:font-name="Times New Roman" fo:font-size="12pt" fo:language="ru" fo:country="RU" style:font-name-asian="ArialMT" style:font-size-asian="12pt" style:font-name-complex="ArialMT" style:font-size-complex="12pt"/>
    </style:style>
    <style:style style:name="T17" style:family="text">
      <style:text-properties style:font-name="Times New Roman" fo:font-size="12pt" fo:language="ru" fo:country="RU" style:font-name-asian="MS-Gothic" style:font-size-asian="12pt" style:font-name-complex="MS-Gothic" style:font-size-complex="12pt"/>
    </style:style>
    <style:style style:name="T18" style:family="text">
      <style:text-properties style:font-name="Times New Roman" fo:font-size="12pt" fo:language="ru" fo:country="RU" style:text-underline-style="none" style:font-name-asian="MS-Gothic" style:font-size-asian="12pt" style:font-name-complex="MS-Gothic" style:font-size-complex="12pt"/>
    </style:style>
    <style:style style:name="T19" style:family="text">
      <style:text-properties style:font-name="Times New Roman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T20" style:family="text">
      <style:text-properties style:font-name="Times New Roman" fo:font-size="12pt" fo:font-style="normal" fo:font-weight="normal" style:font-name-asian="Arial-BoldItalicMT" style:font-size-asian="12pt" style:font-style-asian="normal" style:font-weight-asian="normal" style:font-name-complex="Arial-BoldItalicMT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fo:font-weight="normal" style:font-name-asian="Arial-ItalicMT" style:font-size-asian="12pt" style:font-style-asian="normal" style:font-weight-asian="normal" style:font-name-complex="Arial-ItalicMT" style:font-size-complex="12pt" style:font-style-complex="normal" style:font-weight-complex="normal"/>
    </style:style>
    <style:style style:name="T22" style:family="text">
      <style:text-properties style:font-name="Times New Roman" fo:font-size="12pt" fo:font-style="normal" style:font-name-asian="MS-Gothic" style:font-size-asian="12pt" style:font-style-asian="normal" style:font-name-complex="MS-Gothic" style:font-size-complex="12pt" style:font-style-complex="normal"/>
    </style:style>
    <style:style style:name="T23" style:family="text">
      <style:text-properties style:font-name="Times New Roman" fo:font-size="12pt" fo:language="en" fo:country="US" fo:font-style="italic" fo:font-weight="normal" style:font-name-asian="Arial-ItalicMT" style:font-size-asian="12pt" style:font-style-asian="italic" style:font-weight-asian="normal" style:font-name-complex="Arial-ItalicMT" style:font-size-complex="12pt" style:font-style-complex="italic" style:font-weight-complex="normal"/>
    </style:style>
    <style:style style:name="T24" style:family="text">
      <style:text-properties style:font-name="Times New Roman" fo:font-size="12pt" fo:language="en" fo:country="US" fo:font-style="italic" fo:font-weight="normal" style:font-name-asian="ArialMT" style:font-size-asian="12pt" style:font-style-asian="italic" style:font-weight-asian="normal" style:font-name-complex="ArialMT" style:font-size-complex="12pt" style:font-style-complex="italic" style:font-weight-complex="normal"/>
    </style:style>
    <style:style style:name="T25" style:family="text">
      <style:text-properties style:font-name="Times New Roman" fo:font-size="12pt" fo:language="en" fo:country="US" fo:font-style="italic" style:font-name-asian="Arial-ItalicMT" style:font-size-asian="12pt" style:font-style-asian="italic" style:font-name-complex="Arial-ItalicMT" style:font-size-complex="12pt" style:font-style-complex="italic"/>
    </style:style>
    <style:style style:name="T26" style:family="text">
      <style:text-properties style:font-name="Times New Roman" fo:font-size="12pt" fo:language="en" fo:country="US" fo:font-style="italic" style:font-name-asian="ArialMT" style:font-size-asian="12pt" style:font-style-asian="italic" style:font-name-complex="ArialMT" style:font-size-complex="12pt" style:font-style-complex="italic"/>
    </style:style>
    <style:style style:name="T27" style:family="text">
      <style:text-properties style:font-name="Times New Roman" fo:font-size="12pt" fo:language="en" fo:country="US" fo:font-style="italic" style:text-underline-style="none" style:font-name-asian="MS-Gothic" style:font-size-asian="12pt" style:font-style-asian="italic" style:font-name-complex="MS-Gothic" style:font-size-complex="12pt" style:font-style-complex="italic"/>
    </style:style>
    <style:style style:name="T28" style:family="text">
      <style:text-properties style:font-name="Times New Roman" fo:font-size="12pt" fo:language="en" fo:country="US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T29" style:family="text">
      <style:text-properties style:font-name="Times New Roman" fo:font-size="12pt" fo:language="en" fo:country="US" fo:font-style="normal" style:text-underline-style="none" style:font-name-asian="MS-Gothic" style:font-size-asian="12pt" style:font-style-asian="normal" style:font-name-complex="MS-Gothic" style:font-size-complex="12pt" style:font-style-complex="normal"/>
    </style:style>
    <style:style style:name="T30" style:family="text">
      <style:text-properties style:font-name="Times New Roman" fo:font-size="12pt" fo:language="en" fo:country="US" style:font-name-asian="ArialMT" style:font-size-asian="12pt" style:font-name-complex="ArialMT" style:font-size-complex="12pt"/>
    </style:style>
    <style:style style:name="T31" style:family="text">
      <style:text-properties style:font-name="Times New Roman" fo:font-size="12pt" fo:language="en" fo:country="US" style:text-underline-style="none" style:font-name-asian="MS-Gothic" style:font-size-asian="12pt" style:font-name-complex="MS-Gothic" style:font-size-complex="12pt"/>
    </style:style>
    <style:style style:name="T32" style:family="text">
      <style:text-properties style:font-name="Times New Roman" fo:font-size="12pt" fo:font-style="italic" fo:font-weight="normal" style:font-name-asian="Arial-BoldItalicMT" style:font-size-asian="12pt" style:font-style-asian="italic" style:font-weight-asian="normal" style:font-name-complex="Arial-BoldItalicMT" style:font-size-complex="12pt" style:font-style-complex="italic" style:font-weight-complex="normal"/>
    </style:style>
    <style:style style:name="T33" style:family="text">
      <style:text-properties style:font-name="Times New Roman" fo:font-size="12pt" fo:font-style="italic" fo:font-weight="normal" style:font-name-asian="Arial-ItalicMT" style:font-size-asian="12pt" style:font-style-asian="italic" style:font-weight-asian="normal" style:font-name-complex="Arial-ItalicMT" style:font-size-complex="12pt" style:font-style-complex="italic" style:font-weight-complex="normal"/>
    </style:style>
    <style:style style:name="T34" style:family="text">
      <style:text-properties style:font-name="Times New Roman" fo:font-size="12pt" fo:font-style="italic" fo:font-weight="normal" style:font-name-asian="ArialMT" style:font-size-asian="12pt" style:font-style-asian="italic" style:font-weight-asian="normal" style:font-name-complex="ArialMT" style:font-size-complex="12pt" style:font-style-complex="italic" style:font-weight-complex="normal"/>
    </style:style>
    <style:style style:name="T35" style:family="text">
      <style:text-properties style:font-name="Times New Roman" fo:font-size="12pt" fo:font-style="italic" style:font-name-asian="Arial-ItalicMT" style:font-size-asian="12pt" style:font-style-asian="italic" style:font-name-complex="Arial-ItalicMT" style:font-size-complex="12pt" style:font-style-complex="italic"/>
    </style:style>
    <style:style style:name="T36" style:family="text">
      <style:text-properties style:font-name="Times New Roman" fo:font-size="12pt" style:font-name-asian="ArialMT" style:font-size-asian="12pt" style:font-name-complex="ArialMT" style:font-size-complex="12pt"/>
    </style:style>
    <style:style style:name="T37" style:family="text">
      <style:text-properties style:font-name="Times New Roman" fo:font-size="12pt" style:font-name-asian="MS-Gothic" style:font-size-asian="12pt" style:font-name-complex="MS-Gothic" style:font-size-complex="12pt"/>
    </style:style>
    <style:style style:name="T38" style:family="text"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T39" style:family="text">
      <style:text-properties style:font-name="Times New Roman" fo:font-size="12pt" fo:language="en" fo:country="US" style:font-name-asian="ArialMT" style:font-size-asian="12pt" style:font-name-complex="Times New Roman2" style:font-size-complex="12pt"/>
    </style:style>
    <style:style style:name="T40" style:family="text">
      <style:text-properties style:font-name="Times New Roman" fo:font-size="12pt" fo:language="en" fo:country="US" fo:font-style="italic" style:font-name-asian="ArialMT" style:font-size-asian="12pt" style:font-style-asian="italic" style:font-name-complex="Times New Roman2" style:font-size-complex="12pt" style:font-style-complex="italic"/>
    </style:style>
    <style:style style:name="T41" style:family="text">
      <style:text-properties style:font-name="Times New Roman" fo:font-size="12pt" fo:language="en" fo:country="US" fo:font-style="italic" style:font-name-asian="ArialMT" style:font-size-asian="12pt" style:font-style-asian="italic" style:font-name-complex="Times New Roman2" style:font-size-complex="12pt" style:font-style-complex="italic" style:font-weight-complex="bold"/>
    </style:style>
    <style:style style:name="T42" style:family="text">
      <style:text-properties style:font-name="Times New Roman" fo:font-size="12pt" style:font-name-asian="ArialMT" style:font-size-asian="12pt" style:font-name-complex="Times New Roman2" style:font-size-complex="12pt"/>
    </style:style>
    <style:style style:name="T43" style:family="text">
      <style:text-properties style:font-name="Times New Roman" fo:font-size="12pt" fo:font-style="italic" style:font-name-asian="ArialMT" style:font-size-asian="12pt" style:font-style-asian="italic" style:font-name-complex="Times New Roman2" style:font-size-complex="12pt"/>
    </style:style>
    <style:style style:name="T44" style:family="text">
      <style:text-properties style:font-name="Times New Roman" fo:font-size="12pt" fo:font-style="italic" style:font-name-asian="ArialMT" style:font-size-asian="12pt" style:font-style-asian="italic" style:font-name-complex="Times New Roman2" style:font-size-complex="12pt" style:font-style-complex="italic"/>
    </style:style>
    <style:style style:name="T45" style:family="text">
      <style:text-properties style:font-name="Times New Roman" fo:font-size="12pt" fo:font-style="italic" style:font-name-asian="ArialMT" style:font-size-asian="12pt" style:font-style-asian="italic" style:font-name-complex="Times New Roman2" style:font-size-complex="12pt" style:font-style-complex="italic" style:font-weight-complex="bold"/>
    </style:style>
    <style:style style:name="T46" style:family="text">
      <style:text-properties style:font-name="Times New Roman" fo:font-size="12pt" fo:font-style="normal" style:font-name-asian="ArialMT" style:font-size-asian="12pt" style:font-style-asian="normal" style:font-name-complex="Times New Roman2" style:font-size-complex="12pt" style:font-style-complex="normal"/>
    </style:style>
    <style:style style:name="T47" style:family="text">
      <style:text-properties style:font-name="Times New Roman" fo:font-size="12pt" fo:font-style="normal" style:font-name-asian="ArialMT" style:font-size-asian="12pt" style:font-style-asian="normal" style:font-name-complex="Times New Roman2" style:font-size-complex="12pt" style:font-style-complex="normal" style:font-weight-complex="bold"/>
    </style:style>
    <style:style style:name="T48" style:family="text">
      <style:text-properties style:font-name="Times New Roman" fo:font-size="12pt" fo:language="ru" fo:country="RU" style:font-name-asian="ArialMT" style:font-size-asian="12pt" style:font-name-complex="Times New Roman2" style:font-size-complex="12pt"/>
    </style:style>
    <style:style style:name="T49" style:family="text">
      <style:text-properties style:font-name="Times New Roman" fo:font-size="12pt" fo:language="ru" fo:country="RU" fo:font-style="italic" style:font-name-asian="ArialMT" style:font-size-asian="12pt" style:font-style-asian="italic" style:font-name-complex="Times New Roman2" style:font-size-complex="12pt" style:font-style-complex="italic" style:font-weight-complex="bold"/>
    </style:style>
    <style:style style:name="T50" style:family="text">
      <style:text-properties style:font-name="Times New Roman" fo:font-size="12pt" fo:language="ru" fo:country="RU" fo:font-style="normal" style:font-name-asian="ArialMT" style:font-size-asian="12pt" style:font-style-asian="normal" style:font-name-complex="Times New Roman2" style:font-size-complex="12pt" style:font-style-complex="normal" style:font-weight-complex="bold"/>
    </style:style>
    <style:style style:name="T51" style:family="text">
      <style:text-properties style:font-name="Times New Roman" style:font-name-complex="Times New Roman2"/>
    </style:style>
    <style:style style:name="T52" style:family="text">
      <style:text-properties style:text-position="0% 100%" style:font-name="Times New Roman" fo:font-size="12pt" fo:language="en" fo:country="US" fo:font-style="normal" fo:font-weight="normal" style:font-name-asian="MS-Gothic" style:font-size-asian="12pt" style:font-style-asian="normal" style:font-weight-asian="normal" style:font-name-complex="MS-Gothic" style:font-size-complex="12pt" style:font-style-complex="normal" style:font-weight-complex="normal"/>
    </style:style>
    <style:style style:name="T53" style:family="text">
      <style:text-properties style:text-position="0% 100%" style:font-name="Times New Roman" fo:font-size="12pt" fo:language="en" fo:country="US" fo:font-style="italic" fo:font-weight="normal" style:font-name-asian="MS-Gothic" style:font-size-asian="12pt" style:font-style-asian="italic" style:font-weight-asian="normal" style:font-name-complex="MS-Gothic" style:font-size-complex="12pt" style:font-style-complex="italic" style:font-weight-complex="normal"/>
    </style:style>
    <style:style style:name="T54" style:family="text">
      <style:text-properties style:text-position="0% 100%" style:font-name="Times New Roman" fo:font-size="12pt" fo:language="en" fo:country="US" fo:font-style="italic" style:font-name-asian="ArialMT" style:font-size-asian="12pt" style:font-style-asian="italic" style:font-name-complex="Times New Roman2" style:font-size-complex="12pt" style:font-style-complex="italic"/>
    </style:style>
    <style:style style:name="T55" style:family="text">
      <style:text-properties style:text-position="0% 100%" style:font-name="Times New Roman1" fo:font-size="12pt" fo:language="en" fo:country="US" fo:font-style="normal" fo:font-weight="normal" style:font-name-asian="MS-Gothic" style:font-size-asian="12pt" style:font-style-asian="normal" style:font-weight-asian="normal" style:font-name-complex="MS-Gothic" style:font-size-complex="12pt" style:font-style-complex="normal" style:font-weight-complex="normal"/>
    </style:style>
    <style:style style:name="T56" style:family="text">
      <style:text-properties style:text-position="0% 100%" style:font-name="Times New Roman1" fo:font-size="12pt" fo:language="en" fo:country="US" fo:font-style="italic" fo:font-weight="normal" style:font-name-asian="MS-Gothic" style:font-size-asian="12pt" style:font-style-asian="italic" style:font-weight-asian="normal" style:font-name-complex="MS-Gothic" style:font-size-complex="12pt" style:font-style-complex="italic" style:font-weight-complex="normal"/>
    </style:style>
    <style:style style:name="T57" style:family="text">
      <style:text-properties style:text-position="0% 100%" style:font-name="Courier New" fo:font-size="11pt" fo:language="en" fo:country="US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8" style:family="text">
      <style:text-properties style:font-name="Times New Roman1" fo:font-size="12pt" fo:language="en" fo:country="US" style:font-name-asian="ArialMT" style:font-size-asian="12pt" style:font-name-complex="ArialMT" style:font-size-complex="12pt"/>
    </style:style>
    <style:style style:name="T59" style:family="text">
      <style:text-properties style:font-name="Times New Roman1" fo:font-size="12pt" style:font-name-asian="ArialMT" style:font-size-asian="12pt" style:font-name-complex="Times New Roman2" style:font-size-complex="12pt"/>
    </style:style>
    <style:style style:name="T60" style:family="text">
      <style:text-properties style:font-name="Courier New" fo:font-size="11pt" fo:language="en" fo:country="US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61" style:family="text">
      <style:text-properties style:text-position="sub 58%" style:font-name="Times New Roman" fo:font-size="12pt" style:font-name-asian="ArialMT" style:font-size-asian="12pt" style:font-name-complex="ArialMT" style:font-size-complex="12pt"/>
    </style:style>
    <style:style style:name="T62" style:family="text">
      <style:text-properties style:text-position="sub 58%" style:font-name="Times New Roman" fo:font-size="12pt" fo:language="ru" fo:country="RU" style:font-name-asian="ArialMT" style:font-size-asian="12pt" style:font-name-complex="ArialMT" style:font-size-complex="12pt"/>
    </style:style>
    <style:style style:name="T63" style:family="text">
      <style:text-properties style:text-position="sub 58%" style:font-name="Times New Roman" fo:font-size="12pt" fo:font-style="italic" style:font-name-asian="Arial-ItalicMT" style:font-size-asian="12pt" style:font-style-asian="italic" style:font-name-complex="Arial-ItalicMT" style:font-size-complex="12pt" style:font-style-complex="italic"/>
    </style:style>
    <style:style style:name="T64" style:family="text">
      <style:text-properties style:text-position="sub 58%" style:font-name="Times New Roman" fo:font-size="12pt" fo:language="en" fo:country="US" fo:font-style="italic" style:text-underline-style="none" style:font-name-asian="MS-Gothic" style:font-size-asian="12pt" style:font-style-asian="italic" style:font-name-complex="MS-Gothic" style:font-size-complex="12pt" style:font-style-complex="italic"/>
    </style:style>
    <style:style style:name="T65" style:family="text">
      <style:text-properties style:text-position="super 58%" style:font-name="Times New Roman" fo:font-size="12pt" fo:language="en" fo:country="US" fo:font-style="italic" style:font-name-asian="ArialMT" style:font-size-asian="12pt" style:font-style-asian="italic" style:font-name-complex="Times New Roman2" style:font-size-complex="12pt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0</text:span>3. Понятие интерпретации формул логического языка первого порядка. Определение истинностного значения формул, примеры. Понятие структуры заданной сигнатуры. Основные понятия, связанные с интерпретацией: общезначимые, выполнимые и невыполнимые формулы, примеры; понятия логического следования, равносильных формул, примеры; понятие модели множества формул, примеры.Понятие изоморфизма структур, примеры и контрпримеры. Элементарно эквивалентные структуры, примеры и контрпримеры.</text:p>
      <text:p text:style-name="P2">Пусть изначально заданы <draw:frame draw:style-name="fr1" draw:name="Объект9" text:anchor-type="as-char" svg:y="-0.377cm" svg:width="4.565cm" svg:height="0.533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- </text:span><text:span text:style-name="T4">некоторая абстрактная нелогическая структура, </text:span><text:span text:style-name="T4"><draw:frame draw:style-name="fr1" draw:name="Объект10" text:anchor-type="as-char" svg:y="-0.377cm" svg:width="10.305cm" svg:height="0.533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- тип структуры </text:span><text:span text:style-name="T4"><draw:frame draw:style-name="fr2" draw:name="Объект1" text:anchor-type="as-char" svg:y="-0.377cm" svg:width="0.492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Кроме того пусть существует некоторая формула </text:span><text:span text:style-name="T2">F, </text:span><text:span text:style-name="T6">зависящая только от</text:span><text:span text:style-name="T5"> </text:span><text:span text:style-name="T5"><draw:frame draw:style-name="fr1" draw:name="Объект2" text:anchor-type="as-char" svg:y="-0.377cm" svg:width="4.015cm" svg:height="0.53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6">(</text:span><text:span text:style-name="T3">V – </text:span><text:span text:style-name="T6">множество переменных, имеющих свободное вхождение в </text:span><text:span text:style-name="T2">F). </text:span><text:span text:style-name="T6">Процесс приобретения формулой </text:span><text:span text:style-name="T2">F </text:span><text:span text:style-name="T6">конкретного смысла(при этом </text:span><text:span text:style-name="T6"><draw:frame draw:style-name="fr2" draw:name="Объект3" text:anchor-type="as-char" svg:y="-0.226cm" svg:width="0.346cm" svg:height="0.25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">трансформируется из абстрактной структуры в полноценную сигнатуру) принято обозначать интерпретацией. Формально определение интерпретации для формулы </text:span><text:span text:style-name="T2">F</text:span><text:span text:style-name="T3"> </text:span><text:span text:style-name="T6">над </text:span><text:span text:style-name="T6"><draw:frame draw:style-name="fr2" draw:name="Объект4" text:anchor-type="as-char" svg:y="-0.226cm" svg:width="0.346cm" svg:height="0.25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">означает отображение, определённое на множестве </text:span><text:span text:style-name="T6"><draw:frame draw:style-name="fr2" draw:name="Объект5" text:anchor-type="as-char" svg:y="-0.377cm" svg:width="1.027cm" svg:height="0.469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6">, которое </text:span><text:span text:style-name="T3">1) </text:span><text:span text:style-name="T6">ставит каждому предикатному символу </text:span><text:span text:style-name="T6"><draw:frame draw:style-name="fr2" draw:name="Объект6" text:anchor-type="as-char" svg:y="-0.377cm" svg:width="0.982cm" svg:height="0.469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6">ставит в соответствие конкретное отношение соответствующей арности(если </text:span><text:span text:style-name="T2">P </text:span><text:span text:style-name="T3">– </text:span><text:span text:style-name="T2">n</text:span><text:span text:style-name="T3">-</text:span><text:span text:style-name="T6">местный предикат, то его интерпретация в понимании </text:span><text:span text:style-name="T2">I, </text:span><text:span text:style-name="T6">конкретное </text:span><text:span text:style-name="T2">n</text:span><text:span text:style-name="T3">-</text:span><text:span text:style-name="T6">местное отношение </text:span><text:span text:style-name="T6"><draw:frame draw:style-name="fr2" draw:name="Объект7" text:anchor-type="as-char" svg:y="-0.437cm" svg:width="1.702cm" svg:height="0.529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">2) </text:span><text:span text:style-name="T6">каждому </text:span><text:span text:style-name="T2">n</text:span><text:span text:style-name="T3">-</text:span><text:span text:style-name="T6">местному функциональному символу </text:span><text:span text:style-name="T2">f <text:s/></text:span><text:span text:style-name="T6">ставит в соответствие конкретное отображение </text:span><text:span text:style-name="T6"><draw:frame draw:style-name="fr2" draw:name="Объект8" text:anchor-type="as-char" svg:y="-0.437cm" svg:width="2.536cm" svg:height="0.529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">3) </text:span><text:span text:style-name="T6">кадой свободной переменной </text:span><text:span text:style-name="T6"><draw:frame draw:style-name="fr2" draw:name="Объект11" text:anchor-type="as-char" svg:y="-0.377cm" svg:width="0.905cm" svg:height="0.469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6">ставит в соответствие конкретный объект </text:span><text:span text:style-name="T6"><draw:frame draw:style-name="fr2" draw:name="Объект12" text:anchor-type="as-char" svg:y="-0.437cm" svg:width="1.295cm" svg:height="0.529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Каждой формуле </text:span><text:span text:style-name="T23">F</text:span><text:span text:style-name="T11"> </text:span><text:span text:style-name="T10">ставится в соответствие </text:span><text:span text:style-name="T12">истинностное значение </text:span><text:span text:style-name="T12"><draw:frame draw:style-name="fr2" draw:name="Объект13" text:anchor-type="as-char" svg:y="-0.437cm" svg:width="1.981cm" svg:height="0.545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0"> при этом 0 </text:span><text:span text:style-name="T19">интерпретируется как ложь, а 1 – истина. Часто вместо символов 0, 1 в таком случае используют, соответственно, символы </text:span><text:span text:style-name="T32">f</text:span><text:span text:style-name="T20"> </text:span><text:span text:style-name="T19">, и </text:span><text:span text:style-name="T32">t</text:span><text:span text:style-name="T20"> </text:span><text:span text:style-name="T19">(от слов </text:span><text:span text:style-name="T33">false</text:span><text:span text:style-name="T21">,</text:span><text:span text:style-name="T19"> </text:span><text:span text:style-name="T33">true</text:span><text:span text:style-name="T19">). Пример: </text:span><text:span text:style-name="T19"><draw:frame draw:style-name="fr1" draw:name="Объект14" text:anchor-type="as-char" svg:y="-0.437cm" svg:width="7.793cm" svg:height="0.545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28">= “=”, </text:span><text:span text:style-name="T28"><draw:frame draw:style-name="fr2" draw:name="Объект15" text:anchor-type="as-char" svg:y="-0.437cm" svg:width="0.619cm" svg:height="0.529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28">(a,b,c) = “</text:span><text:span text:style-name="T10">точка </text:span><text:span text:style-name="T28">b </text:span><text:span text:style-name="T10">лежит на отрезке </text:span><text:span text:style-name="T28">ac”,</text:span><text:span text:style-name="T28"><draw:frame draw:style-name="fr2" draw:name="Объект16" text:anchor-type="as-char" svg:y="-0.437cm" svg:width="0.67cm" svg:height="0.529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28">(a,b,c,d) = “</text:span><text:span text:style-name="T24">p(a,b)=p(c,d)”, F = <text:s/></text:span><text:span text:style-name="T52">∀</text:span><text:span text:style-name="T53">a</text:span><text:span text:style-name="T52">∀</text:span><text:span text:style-name="T53">b</text:span><text:span text:style-name="T52">∀</text:span><text:span text:style-name="T53">c</text:span><text:span text:style-name="T52">[</text:span><text:span text:style-name="T53">B(a,b,c)</text:span><text:span text:style-name="T55">˅</text:span><text:span text:style-name="T53">B(b,c,a)</text:span><text:span text:style-name="T55">˅ </text:span><text:span text:style-name="T53">B(c,a,b))</text:span><text:span text:style-name="T55">˅</text:span><text:span text:style-name="T52">∃p[</text:span><text:span text:style-name="T53">D(a,p,b,p)&amp;D(a,p,c,d)</text:span><text:span text:style-name="T52">] </text:span><text:span text:style-name="T56"><text:s/></text:span><text:span text:style-name="T24"><text:s/></text:span><text:span text:style-name="T60">–&gt; </text:span><text:span text:style-name="T60"><draw:frame draw:style-name="fr2" draw:name="Объект17" text:anchor-type="as-char" svg:y="-0.437cm" svg:width="1.847cm" svg:height="0.529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9">Интерпретация термов происходит слудующим образом: 1) если</text:span><text:span text:style-name="T34"> </text:span><text:span text:style-name="T24">t</text:span><text:span text:style-name="T28"> – </text:span><text:span text:style-name="T10">простейший терм, то его интерпретация совпадает с интерпретацией этой компоненты или переменной(задается непосредственно отображением </text:span><text:span text:style-name="T24">I</text:span><text:span text:style-name="T28">), 2) если</text:span><text:span text:style-name="T24"> t</text:span><text:span text:style-name="T28"> – </text:span><text:span text:style-name="T10">сложный терм(</text:span><text:span text:style-name="T10"><draw:frame draw:style-name="fr1" draw:name="Объект22" text:anchor-type="as-char" svg:y="-0.377cm" svg:width="2.953cm" svg:height="0.533cm" draw:z-index="17"><draw:object xlink:href="./Object 22" xlink:type="simple" xlink:show="embed" xlink:actuate="onLoad"/><draw:image xlink:href="./ObjectReplacements/Object 22" xlink:type="simple" xlink:show="embed" xlink:actuate="onLoad"/></draw:frame></text:span><text:span text:style-name="T10">где </text:span><text:span text:style-name="T10"><draw:frame draw:style-name="fr1" draw:name="Объект23" text:anchor-type="as-char" svg:y="-0.377cm" svg:width="1.625cm" svg:height="0.533cm" draw:z-index="18"><draw:object xlink:href="./Object 23" xlink:type="simple" xlink:show="embed" xlink:actuate="onLoad"/><draw:image xlink:href="./ObjectReplacements/Object 23" xlink:type="simple" xlink:show="embed" xlink:actuate="onLoad"/></draw:frame></text:span><text:span text:style-name="T10">- термы, а </text:span><text:span text:style-name="T24">f – </text:span><text:span text:style-name="T10">функциональный символ, то</text:span><text:span text:style-name="T10"><draw:frame draw:style-name="fr1" draw:name="Объект24" text:anchor-type="as-char" svg:y="-0.437cm" svg:width="3.678cm" svg:height="0.593cm" draw:z-index="19"><draw:object xlink:href="./Object 24" xlink:type="simple" xlink:show="embed" xlink:actuate="onLoad"/><draw:image xlink:href="./ObjectReplacements/Object 24" xlink:type="simple" xlink:show="embed" xlink:actuate="onLoad"/></draw:frame></text:span><text:span text:style-name="T28">- </text:span><text:span text:style-name="T10">его интерпретация.</text:span><text:span text:style-name="T28"> </text:span><text:span text:style-name="T10">Интерпретация формул происходит следующим образом: 1) е</text:span><text:span text:style-name="T28">сли </text:span><text:span text:style-name="T24">F</text:span><text:span text:style-name="T23"> </text:span><text:span text:style-name="T28">- атомарная формула вида </text:span><text:span text:style-name="T28"><draw:frame draw:style-name="fr1" draw:name="Объект20" text:anchor-type="as-char" svg:y="-0.377cm" svg:width="2.448cm" svg:height="0.533cm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10">то </text:span><text:span text:style-name="T10"><draw:frame draw:style-name="fr1" draw:name="Объект18" text:anchor-type="as-char" svg:y="-0.437cm" svg:width="1.515cm" svg:height="0.529cm" draw:z-index="21"><draw:object xlink:href="./Object 18" xlink:type="simple" xlink:show="embed" xlink:actuate="onLoad"/><draw:image xlink:href="./ObjectReplacements/Object 18" xlink:type="simple" xlink:show="embed" xlink:actuate="onLoad"/></draw:frame></text:span><text:span text:style-name="T28"> </text:span><text:span text:style-name="T10">если </text:span><text:span text:style-name="T28"><text:s/></text:span><text:span text:style-name="T28"><draw:frame draw:style-name="fr1" draw:name="Объект19" text:anchor-type="as-char" svg:y="-0.437cm" svg:width="3.293cm" svg:height="0.593cm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10">и </text:span><text:span text:style-name="T10"><draw:frame draw:style-name="fr1" draw:name="Объект21" text:anchor-type="as-char" svg:y="-0.437cm" svg:width="1.422cm" svg:height="0.529cm" draw:z-index="23"><draw:object xlink:href="./Object 21" xlink:type="simple" xlink:show="embed" xlink:actuate="onLoad"/><draw:image xlink:href="./ObjectReplacements/Object 21" xlink:type="simple" xlink:show="embed" xlink:actuate="onLoad"/></draw:frame></text:span><text:span text:style-name="T10">во всех остальных возможных случаях, 2) Для формул не являющихся атомарными интерпретация сводится к аналогичному подходу, как к построению сложного терма рекурсивно с </text:span><text:span text:style-name="T36">помощью булевых функций</text:span><text:span text:style-name="T10">(кванторы заменяются по смыслу на схожие булевы функции),</text:span><text:span text:style-name="T36">, обозначения которых совпадают с используемыми логическими</text:span><text:span text:style-name="T7"> </text:span><text:span text:style-name="T36">связками. Алгебраической системой(структурой) над сужением интерпретации </text:span><text:span text:style-name="T30">I </text:span><text:span text:style-name="T16">на сигнатуру </text:span><text:span text:style-name="T58">δ</text:span><text:span text:style-name="T30"> </text:span><text:span text:style-name="T16">является заполненная структура </text:span><text:span text:style-name="T16"><draw:frame draw:style-name="fr1" draw:name="Объект25" text:anchor-type="as-char" svg:y="-0.437cm" svg:width="5.618cm" svg:height="0.593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16">. </text:span><text:span text:style-name="T30">(</text:span><text:span text:style-name="T16">интерпретация содержательна, если в ней дополнительно проинтерпретированы константы из </text:span><text:span text:style-name="T30">U). </text:span><text:span text:style-name="T9">Формула называется общезначимой или тождественно истинной,если она истинна в любой интерпретации. Формула называется невыполнимой или тождественно ложной,если она ложна в любой интерпретации. Формула называется выполнимой, если она истинна хотя бы в 1-ой интерпретации(такую интерпретацию называют моделью, в противополжность её ставят контрмодель). </text:span><text:span text:style-name="T8">Формула </text:span><text:span text:style-name="T24">F</text:span><text:span text:style-name="T15"> </text:span><text:span text:style-name="T13">логически следует </text:span><text:span text:style-name="T8">из множества формул </text:span><text:span text:style-name="T15">Γ </text:span><text:span text:style-name="T8">, если в любой интерпретации, в которой </text:span><text:span text:style-name="T36">истинны все формулы из множества </text:span><text:span text:style-name="T35">Γ </text:span><text:span text:style-name="T36">, истинна также формула </text:span><text:span text:style-name="T24">F</text:span><text:span text:style-name="T36">. Отношение логического следования обозначают знаком </text:span><text:span text:style-name="T37">⇒: </text:span><text:span text:style-name="T35">Γ </text:span><text:span text:style-name="T37">⇒ </text:span><text:span text:style-name="T25">F</text:span><text:span text:style-name="T36">, если </text:span><text:span text:style-name="T26">F</text:span><text:span text:style-name="T35"> </text:span><text:span text:style-name="T36">логически следует из </text:span><text:span text:style-name="T35">Γ </text:span><text:span text:style-name="T36">. Формулы </text:span><text:span text:style-name="T35">A </text:span><text:span text:style-name="T36">и </text:span><text:span text:style-name="T35">B </text:span><text:span text:style-name="T36">называются </text:span><text:span text:style-name="T20">логически равносильными</text:span><text:span text:style-name="T36">, если </text:span><text:span text:style-name="T30">{</text:span><text:span text:style-name="T35">A </text:span><text:span text:style-name="T25">}</text:span><text:span text:style-name="T37">⇒</text:span><text:span text:style-name="T35">B </text:span><text:span text:style-name="T36">и </text:span><text:span text:style-name="T30">{</text:span><text:span text:style-name="T35">B</text:span><text:span text:style-name="T25">}</text:span><text:span text:style-name="T37">⇒</text:span><text:span text:style-name="T35">A</text:span><text:span text:style-name="T36">. Обозначают это соотношение как </text:span><text:span text:style-name="T30">A = B.(</text:span><text:span text:style-name="T16">фигурные скобки тоже опускают). Пример: Пусть </text:span><text:span text:style-name="T15">P </text:span><text:span text:style-name="T16">и </text:span><text:span text:style-name="T15">Q </text:span><text:span text:style-name="T16">- одноместные предикатные символы. Пусть есть формулы </text:span><text:span text:style-name="T15">A</text:span><text:span text:style-name="T62">1</text:span><text:span text:style-name="T16">= </text:span><text:span text:style-name="T17">∀</text:span><text:span text:style-name="T15">xP</text:span><text:span text:style-name="T16">(</text:span><text:span text:style-name="T15">x</text:span><text:span text:style-name="T16">), </text:span><text:span text:style-name="T35">A</text:span><text:span text:style-name="T63">2</text:span><text:span text:style-name="T36"> = </text:span><text:span text:style-name="T37">∀</text:span><text:span text:style-name="T35">x</text:span><text:span text:style-name="T36">[</text:span><text:span text:style-name="T35">P</text:span><text:span text:style-name="T36">(</text:span><text:span text:style-name="T35">x</text:span><text:span text:style-name="T36">)</text:span><text:span text:style-name="T37">⋁</text:span><text:span text:style-name="T38">¬</text:span><text:span text:style-name="T35">P</text:span><text:span text:style-name="T36">(</text:span><text:span text:style-name="T35">x </text:span><text:span text:style-name="T36">)], </text:span><text:span text:style-name="T35">A</text:span><text:span text:style-name="T63">3</text:span><text:span text:style-name="T36"> = </text:span><text:span text:style-name="T37">∀</text:span><text:span text:style-name="T35">x</text:span><text:span text:style-name="T36">[</text:span><text:span text:style-name="T35">P</text:span><text:span text:style-name="T36">(</text:span><text:span text:style-name="T35">x</text:span><text:span text:style-name="T36">)&amp;</text:span><text:span text:style-name="T38">¬</text:span><text:span text:style-name="T35">P</text:span><text:span text:style-name="T36">(</text:span><text:span text:style-name="T35">x</text:span><text:span text:style-name="T36">)], </text:span><text:span text:style-name="T35">A</text:span><text:span text:style-name="T63">4</text:span><text:span text:style-name="T36"> = </text:span><text:span text:style-name="T37">∃</text:span><text:span text:style-name="T35">x</text:span><text:span text:style-name="T36">[</text:span><text:span text:style-name="T35">P</text:span><text:span text:style-name="T36">(</text:span><text:span text:style-name="T35">x</text:span><text:span text:style-name="T36">)</text:span><text:span text:style-name="T37">⋁</text:span><text:span text:style-name="T35">Q </text:span><text:span text:style-name="T36">(</text:span><text:span text:style-name="T35">x</text:span><text:span text:style-name="T36">)], </text:span><text:span text:style-name="T35">A</text:span><text:span text:style-name="T63">5</text:span><text:span text:style-name="T36"> = [</text:span><text:span text:style-name="T37">∃</text:span><text:span text:style-name="T35">xP</text:span><text:span text:style-name="T36">(</text:span><text:span text:style-name="T35">x</text:span><text:span text:style-name="T36">)</text:span><text:span text:style-name="T37">⋁∃</text:span><text:span text:style-name="T35">xQ</text:span><text:span text:style-name="T36">(</text:span><text:span text:style-name="T35">x</text:span><text:span text:style-name="T36">)], </text:span><text:span text:style-name="T35">A</text:span><text:span text:style-name="T63">6</text:span><text:span text:style-name="T36"> = </text:span><text:span text:style-name="T37">∀</text:span><text:span text:style-name="T35">x</text:span><text:span text:style-name="T36">[</text:span><text:span text:style-name="T35">P</text:span><text:span text:style-name="T36">(</text:span><text:span text:style-name="T35">x</text:span><text:span text:style-name="T36">)</text:span><text:span text:style-name="T37">⋁</text:span><text:span text:style-name="T35">Q</text:span><text:span text:style-name="T36">(</text:span><text:span text:style-name="T35">x</text:span><text:span text:style-name="T36">)], </text:span><text:span text:style-name="T35">A</text:span><text:span text:style-name="T63">7</text:span><text:span text:style-name="T36"> = </text:span><text:span text:style-name="T37">∀</text:span><text:span text:style-name="T35">xP</text:span><text:span text:style-name="T36">(</text:span><text:span text:style-name="T35">x</text:span><text:span text:style-name="T36">)</text:span><text:span text:style-name="T37">⋁∀</text:span><text:span text:style-name="T35">xQ</text:span><text:span text:style-name="T36">(</text:span><text:span text:style-name="T35">x</text:span><text:span text:style-name="T36">). Все перечисленные выше формулы кроме </text:span><text:span text:style-name="T35">A</text:span><text:span text:style-name="T61">3</text:span><text:span text:style-name="T36"> выполнимы, формула </text:span><text:span text:style-name="T35">A</text:span><text:span text:style-name="T61">3</text:span><text:span text:style-name="T36"> невыполнима, формулы </text:span><text:span text:style-name="T35">A</text:span><text:span text:style-name="T61">4</text:span><text:span text:style-name="T36"> и </text:span><text:span text:style-name="T35">A</text:span><text:span text:style-name="T61">5</text:span><text:span text:style-name="T36"> логически равносильны, формулы </text:span><text:span text:style-name="T35">A</text:span><text:span text:style-name="T61">6</text:span><text:span text:style-name="T36"> и </text:span><text:span text:style-name="T35">A</text:span><text:span text:style-name="T61">7 </text:span><text:span text:style-name="T36">не являются </text:span><text:soft-page-break/><text:span text:style-name="T36">логически равносильными, из формулы </text:span><text:span text:style-name="T35">A</text:span><text:span text:style-name="T61">7</text:span><text:span text:style-name="T36"> логически следует формула </text:span><text:span text:style-name="T35">A</text:span><text:span text:style-name="T61">6</text:span><text:span text:style-name="T36">, из формулы </text:span><text:span text:style-name="T35">A</text:span><text:span text:style-name="T61">6</text:span><text:span text:style-name="T36"> логически не следует формула </text:span><text:span text:style-name="T35">A</text:span><text:span text:style-name="T61">7</text:span><text:span text:style-name="T36">, формула </text:span><text:span text:style-name="T35">A</text:span><text:span text:style-name="T61">2 </text:span><text:span text:style-name="T36">общезначима. Изоморфизм на формулах. </text:span><text:span text:style-name="T42">Пусть заданы две σ-структуры </text:span><text:span text:style-name="T45">A</text:span><text:span text:style-name="T42"> и </text:span><text:span text:style-name="T45">B, </text:span><text:span text:style-name="T47">основанные</text:span><text:span text:style-name="T45"> </text:span><text:span text:style-name="T47">на общей</text:span><text:span text:style-name="T45"> σ-</text:span><text:span text:style-name="T47">сигнатуре</text:span><text:span text:style-name="T42">. Отображение </text:span><text:span text:style-name="T59">φ</text:span><text:span text:style-name="T42">:</text:span><text:span text:style-name="T43">U</text:span><text:span text:style-name="T65">A</text:span><text:span text:style-name="T54">&lt;</text:span><text:span text:style-name="T57">–&gt;</text:span><text:span text:style-name="T43">U</text:span><text:span text:style-name="T65">B</text:span><text:span text:style-name="T42"> называется изоморфизмом между структурами</text:span><text:span text:style-name="T44"> </text:span><text:span text:style-name="T40">A</text:span><text:span text:style-name="T39"> </text:span><text:span text:style-name="T48">и</text:span><text:span text:style-name="T42"> </text:span><text:span text:style-name="T45">B(</text:span><text:span text:style-name="T47">структура </text:span><text:span text:style-name="T41">A </text:span><text:span text:style-name="T50">изморфна структуре </text:span><text:span text:style-name="T41">B</text:span><text:span text:style-name="T49">)</text:span><text:span text:style-name="T42">, если </text:span><text:span text:style-name="T51">1) </text:span><text:span text:style-name="T59">φ</text:span><text:span text:style-name="T51"> - взаимно однозначно, </text:span><text:span text:style-name="T7">(</text:span><text:span text:style-name="T36">2) для каждого предикатного </text:span><text:span text:style-name="T35">n </text:span><text:span text:style-name="T36">-местного символа</text:span><text:span text:style-name="T44"> </text:span><text:span text:style-name="T44"><draw:frame draw:style-name="fr2" draw:name="Объект26" text:anchor-type="as-char" svg:y="-0.377cm" svg:width="1.101cm" svg:height="0.533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46">и для </text:span><text:span text:style-name="T22">∀ набора </text:span><text:span text:style-name="T22"><draw:frame draw:style-name="fr1" draw:name="Объект27" text:anchor-type="as-char" svg:y="-0.437cm" svg:width="2.944cm" svg:height="0.593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22">справедливо следующее взаимно однозначное соответствие</text:span></text:p>
      <text:p text:style-name="P2"><text:span text:style-name="T36"><draw:frame draw:style-name="fr1" draw:name="Объект28" text:anchor-type="as-char" svg:y="-0.437cm" svg:width="3.027cm" svg:height="0.593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30">↔ </text:span><text:span text:style-name="T30"><draw:frame draw:style-name="fr1" draw:name="Объект29" text:anchor-type="as-char" svg:y="-0.437cm" svg:width="5.17cm" svg:height="0.593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30">3) <text:s/></text:span><text:span text:style-name="T16">для </text:span><text:span text:style-name="T17">∀ </text:span><text:span text:style-name="T31">n-</text:span><text:span text:style-name="T18">местного функционального символа </text:span><text:span text:style-name="T27">f </text:span><text:span text:style-name="T29"><text:s/></text:span><text:span text:style-name="T14">и ∀ набора </text:span><text:span text:style-name="T14"><draw:frame draw:style-name="fr1" draw:name="Объект30" text:anchor-type="as-char" svg:y="-0.437cm" svg:width="2.946cm" svg:height="0.593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14">следует </text:span><text:span text:style-name="T14"><draw:frame draw:style-name="fr1" draw:name="Объект31" text:anchor-type="as-char" svg:y="-0.437cm" svg:width="8.299cm" svg:height="0.593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4">Изоморфизм есть отношение эквивалентности между структурами, поэтому для него справедливы свойства рефлексивности, симметричности и транзитивности. Элементарно эквивалентными структурами называют такие струкуры </text:span><text:span text:style-name="T29">A </text:span><text:span text:style-name="T14">и </text:span><text:span text:style-name="T29">B, </text:span><text:span text:style-name="T14">для которых истинны одни и те же предложения на обеих структурах. В качестве примеров можно привести: 1) </text:span><text:span text:style-name="T14"><draw:frame draw:style-name="fr1" draw:name="Объект32" text:anchor-type="as-char" svg:y="-0.377cm" svg:width="11.056cm" svg:height="0.485cm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14">→</text:span><text:span text:style-name="T29"> </text:span><text:span text:style-name="T14">проверяя свойства для класса эквивалентности можно доказать, что </text:span><text:span text:style-name="T27">S</text:span><text:span text:style-name="T64">1</text:span><text:span text:style-name="T29"> </text:span><text:span text:style-name="T14">и </text:span><text:span text:style-name="T27">S</text:span><text:span text:style-name="T64">2</text:span><text:span text:style-name="T29"> </text:span><text:span text:style-name="T14">изоморфны. 2) </text:span><text:span text:style-name="T14"><draw:frame draw:style-name="fr1" draw:name="Объект33" text:anchor-type="as-char" svg:y="-0.377cm" svg:width="6.99cm" svg:height="0.485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29">→ </text:span><text:span text:style-name="T27">S</text:span><text:span text:style-name="T64">1</text:span><text:span text:style-name="T29"> </text:span><text:span text:style-name="T14">и </text:span><text:span text:style-name="T27">S</text:span><text:span text:style-name="T64">2</text:span><text:span text:style-name="T29"> </text:span><text:span text:style-name="T14">не изоморфны.по теореме Кантора (</text:span><text:span text:style-name="T29">R – </text:span><text:span text:style-name="T14">не счетно, </text:span><text:span text:style-name="T29">Q – </text:span><text:span text:style-name="T14">счетно, что означает отсутствие биекции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Mangal1" svg:font-family="Manga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-BoldItalicMT" svg:font-family="Arial-BoldItalicMT" style:font-family-generic="script"/>
    <style:font-face style:name="Arial-ItalicMT" svg:font-family="Arial-ItalicMT" style:font-family-generic="script"/>
    <style:font-face style:name="ArialMT" svg:font-family="ArialMT" style:font-family-generic="swiss"/>
    <style:font-face style:name="MS-Gothic" svg:font-family="MS-Gothic" style:font-family-generic="swiss"/>
    <style:font-face style:name="Courier New" svg:font-family="'Courier New'" style:font-family-generic="modern" style:font-pitch="fixed"/>
    <style:font-face style:name="Courier New CYR" svg:font-family="'Courier New CYR'" style:font-family-generic="modern" style:font-pitch="fixed"/>
    <style:font-face style:name="Thames" svg:font-family="Tha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21T21:49:42.81</meta:creation-date>
    <dc:date>2019-06-22T18:52:22.38</dc:date>
    <meta:editing-duration>PT8H7M13S</meta:editing-duration>
    <meta:editing-cycles>210</meta:editing-cycles>
    <meta:generator>OpenOffice/4.1.3$Win32 OpenOffice.org_project/413m1$Build-9783</meta:generator>
    <meta:document-statistic meta:table-count="0" meta:image-count="0" meta:object-count="33" meta:page-count="2" meta:paragraph-count="3" meta:word-count="648" meta:character-count="4825"/>
  </office:meta>
</office:document-meta>
</file>

<file path=Object 1/content.xml><?xml version="1.0" encoding="utf-8"?>
<math xmlns="http://www.w3.org/1998/Math/MathML">
  <semantics>
    <mrow>
      <mrow>
        <mo stretchy="false">σ</mo>
        <mo stretchy="false">=</mo>
        <mrow>
          <mo stretchy="false">〈</mo>
          <mrow>
            <msub>
              <mi>P</mi>
              <mn>1,</mn>
            </msub>
            <msub>
              <mi>P</mi>
              <mn>2,</mn>
            </msub>
            <mn>...</mn>
            <msub>
              <mi>P</mi>
              <mi>n</mi>
            </msub>
            <mi>;</mi>
            <msub>
              <mi>f</mi>
              <mn>1,</mn>
            </msub>
            <mn>...</mn>
            <msub>
              <mi>f</mi>
              <mi>n</mi>
            </msub>
          </mrow>
          <mo stretchy="false">〉</mo>
        </mrow>
      </mrow>
    </mrow>
    <annotation encoding="StarMath 5.0">%isigma = langle P_1, P_2, ... P_n; f_1, ... f_n  rangle </annotation>
  </semantics>
</math>
</file>

<file path=Object 10/content.xml><?xml version="1.0" encoding="utf-8"?>
<math xmlns="http://www.w3.org/1998/Math/MathML">
  <semantics>
    <mrow>
      <msup>
        <mi>f</mi>
        <mrow>
          <mo stretchy="false">(</mo>
          <mrow>
            <mi>I</mi>
          </mrow>
          <mo stretchy="false">)</mo>
        </mrow>
      </msup>
      <mi mathvariant="normal">:</mi>
      <msup>
        <mi>U</mi>
        <mi>k</mi>
      </msup>
      <mrow>
        <mi>–</mi>
        <mo stretchy="false">&gt;</mo>
        <mi>U</mi>
      </mrow>
      <mi>,</mi>
    </mrow>
    <annotation encoding="StarMath 5.0">f^(I): U^k–&gt;U,</annotation>
  </semantics>
</math>
</file>

<file path=Object 11/content.xml><?xml version="1.0" encoding="utf-8"?>
<math xmlns="http://www.w3.org/1998/Math/MathML">
  <semantics>
    <mrow>
      <mrow>
        <mi>x</mi>
        <mo stretchy="false">∈</mo>
        <mi>V</mi>
      </mrow>
    </mrow>
    <annotation encoding="StarMath 5.0">x in V</annotation>
  </semantics>
</math>
</file>

<file path=Object 12/content.xml><?xml version="1.0" encoding="utf-8"?>
<math xmlns="http://www.w3.org/1998/Math/MathML">
  <semantics>
    <mrow>
      <mrow>
        <msup>
          <mi>x</mi>
          <mrow>
            <mo stretchy="false">(</mo>
            <mrow>
              <mi>I</mi>
            </mrow>
            <mo stretchy="false">)</mo>
          </mrow>
        </msup>
        <mo stretchy="false">∈</mo>
        <mi mathvariant="italic">U.</mi>
      </mrow>
    </mrow>
    <annotation encoding="StarMath 5.0">x^(I) in U.</annotation>
  </semantics>
</math>
</file>

<file path=Object 13/content.xml><?xml version="1.0" encoding="utf-8"?>
<math xmlns="http://www.w3.org/1998/Math/MathML">
  <semantics>
    <mrow>
      <mrow>
        <msup>
          <mi>F</mi>
          <mrow>
            <mo stretchy="false">(</mo>
            <mrow>
              <mi>I</mi>
            </mrow>
            <mo stretchy="false">)</mo>
          </mrow>
        </msup>
        <mo stretchy="false">∈</mo>
        <mrow>
          <mo stretchy="false">{</mo>
          <mrow>
            <mn>0,1</mn>
          </mrow>
          <mo stretchy="false">}</mo>
        </mrow>
      </mrow>
      <mi>,</mi>
    </mrow>
    <annotation encoding="StarMath 5.0">F^(I) in lbrace 0,1 rbrace ,</annotation>
  </semantics>
</math>
</file>

<file path=Object 14/content.xml><?xml version="1.0" encoding="utf-8"?>
<math xmlns="http://www.w3.org/1998/Math/MathML">
  <semantics>
    <mrow>
      <mrow>
        <mo stretchy="false">σ</mo>
        <mo stretchy="false">=</mo>
        <mrow>
          <mo stretchy="false">〈</mo>
          <mrow>
            <mi>E</mi>
            <mi>,</mi>
            <mi>B</mi>
            <mi>,</mi>
            <mi>D</mi>
          </mrow>
          <mo stretchy="false">〉</mo>
        </mrow>
      </mrow>
      <mi>,</mi>
      <mrow>
        <msub>
          <mo stretchy="false">τ</mo>
          <mo stretchy="false">σ</mo>
        </msub>
        <mo stretchy="false">=</mo>
        <mrow>
          <mo stretchy="false">〈</mo>
          <mrow>
            <mn>2,</mn>
            <mn>3,</mn>
            <mn>4</mn>
          </mrow>
          <mo stretchy="false">〉</mo>
        </mrow>
      </mrow>
      <mi>,</mi>
      <mi>I</mi>
      <mi mathvariant="normal">:</mi>
      <msup>
        <mi>U</mi>
        <mrow>
          <mo stretchy="false">(</mo>
          <mrow>
            <mi>I</mi>
          </mrow>
          <mo stretchy="false">)</mo>
        </mrow>
      </msup>
      <mi>⊆</mi>
      <msup>
        <mi>R</mi>
        <mn>2</mn>
      </msup>
      <mi>,</mi>
      <msup>
        <mi>E</mi>
        <mrow>
          <mo stretchy="false">(</mo>
          <mrow>
            <mi>I</mi>
          </mrow>
          <mo stretchy="false">)</mo>
        </mrow>
      </msup>
    </mrow>
    <annotation encoding="StarMath 5.0">%isigma = langle E, B, D  rangle, %itau_%isigma  = langle 2, 3, 4  rangle, I: U^(I)⊆ R^2 , E^(I) </annotation>
  </semantics>
</math>
</file>

<file path=Object 15/content.xml><?xml version="1.0" encoding="utf-8"?>
<math xmlns="http://www.w3.org/1998/Math/MathML">
  <semantics>
    <mrow>
      <msup>
        <mi>B</mi>
        <mrow>
          <mo stretchy="false">(</mo>
          <mrow>
            <mi>I</mi>
          </mrow>
          <mo stretchy="false">)</mo>
        </mrow>
      </msup>
    </mrow>
    <annotation encoding="StarMath 5.0">B^(I)</annotation>
  </semantics>
</math>
</file>

<file path=Object 16/content.xml><?xml version="1.0" encoding="utf-8"?>
<math xmlns="http://www.w3.org/1998/Math/MathML">
  <semantics>
    <mrow>
      <msup>
        <mi>D</mi>
        <mrow>
          <mo stretchy="false">(</mo>
          <mrow>
            <mi>I</mi>
          </mrow>
          <mo stretchy="false">)</mo>
        </mrow>
      </msup>
    </mrow>
    <annotation encoding="StarMath 5.0">D^(I)</annotation>
  </semantics>
</math>
</file>

<file path=Object 17/content.xml><?xml version="1.0" encoding="utf-8"?>
<math xmlns="http://www.w3.org/1998/Math/MathML">
  <semantics>
    <mrow>
      <mrow>
        <msup>
          <mi>F</mi>
          <mrow>
            <mo stretchy="false">(</mo>
            <mrow>
              <mi>I</mi>
            </mrow>
            <mo stretchy="false">)</mo>
          </mrow>
        </msup>
        <mo stretchy="false">=</mo>
        <mi mathvariant="italic">true</mi>
      </mrow>
      <mn>.</mn>
    </mrow>
    <annotation encoding="StarMath 5.0">F^(I) = true .</annotation>
  </semantics>
</math>
</file>

<file path=Object 18/content.xml><?xml version="1.0" encoding="utf-8"?>
<math xmlns="http://www.w3.org/1998/Math/MathML">
  <semantics>
    <mrow>
      <mrow>
        <msup>
          <mi>F</mi>
          <mrow>
            <mo stretchy="false">(</mo>
            <mrow>
              <mi>I</mi>
            </mrow>
            <mo stretchy="false">)</mo>
          </mrow>
        </msup>
        <mo stretchy="false">=</mo>
        <mn>1,</mn>
      </mrow>
    </mrow>
    <annotation encoding="StarMath 5.0">F^(I) = 1, </annotation>
  </semantics>
</math>
</file>

<file path=Object 19/content.xml><?xml version="1.0" encoding="utf-8"?>
<math xmlns="http://www.w3.org/1998/Math/MathML">
  <semantics>
    <mrow>
      <mi>P</mi>
      <mrow>
        <mrow>
          <mo stretchy="false">(</mo>
          <mrow>
            <msubsup>
              <mi>t</mi>
              <mn>1</mn>
              <mi>I</mi>
            </msubsup>
            <mi>,</mi>
            <msubsup>
              <mi>t</mi>
              <mn>2</mn>
              <mi>I</mi>
            </msubsup>
            <mi>,</mi>
            <mn>...</mn>
            <msubsup>
              <mi>t</mi>
              <mi>n</mi>
              <mi>I</mi>
            </msubsup>
          </mrow>
          <mo stretchy="false">)</mo>
        </mrow>
        <mo stretchy="false">∈</mo>
        <msup>
          <mi>P</mi>
          <mi>I</mi>
        </msup>
      </mrow>
    </mrow>
    <annotation encoding="StarMath 5.0">P(t_1^I,t_2^I,...t_n^I) in P^I</annotation>
  </semantics>
</math>
</file>

<file path=Object 2/content.xml><?xml version="1.0" encoding="utf-8"?>
<math xmlns="http://www.w3.org/1998/Math/MathML">
  <semantics>
    <mrow>
      <mrow>
        <msub>
          <mo stretchy="false">τ</mo>
          <mo stretchy="false">σ</mo>
        </msub>
        <mo stretchy="false">=</mo>
        <mrow>
          <mo stretchy="false">〈</mo>
          <mrow>
            <msub>
              <mo stretchy="false">ν</mo>
              <mn>1,</mn>
            </msub>
            <msub>
              <mo stretchy="false">ν</mo>
              <mn>2,</mn>
            </msub>
            <mn>...</mn>
            <msub>
              <mo stretchy="false">ν</mo>
              <mi mathvariant="normal">n</mi>
            </msub>
            <mi mathvariant="normal">;</mi>
            <msub>
              <mo stretchy="false">μ</mo>
              <mn>1,</mn>
            </msub>
            <mn>...</mn>
            <msub>
              <mo stretchy="false">μ</mo>
              <mi mathvariant="normal">n</mi>
            </msub>
          </mrow>
          <mo stretchy="false">〉</mo>
        </mrow>
      </mrow>
      <mrow>
        <mo stretchy="false">(</mo>
        <mrow>
          <mrow>
            <msub>
              <mo stretchy="false">ν</mo>
              <mi mathvariant="normal">i</mi>
            </msub>
            <mo stretchy="false">−</mo>
            <mi>арность</mi>
          </mrow>
          <msub>
            <mi mathvariant="normal">P</mi>
            <mi mathvariant="normal">i</mi>
          </msub>
          <mi mathvariant="normal">,</mi>
          <mrow>
            <msub>
              <mo stretchy="false">μ</mo>
              <mi mathvariant="normal">i</mi>
            </msub>
            <mo stretchy="false">−</mo>
            <mi>арность</mi>
          </mrow>
          <msub>
            <mi mathvariant="normal">f</mi>
            <mi mathvariant="normal">i</mi>
          </msub>
        </mrow>
        <mo stretchy="false">)</mo>
      </mrow>
      <mn>.</mn>
    </mrow>
    <annotation encoding="StarMath 5.0">%itau_%isigma  = langle %inu_1, %inu_2, ... %inu_n; %imu_1, ... %imu_n  rangle (%inu_i - арность P_i, %imu_i - арность f_i).     </annotation>
  </semantics>
</math>
</file>

<file path=Object 20/content.xml><?xml version="1.0" encoding="utf-8"?>
<math xmlns="http://www.w3.org/1998/Math/MathML">
  <semantics>
    <mrow>
      <mi>P</mi>
      <mrow>
        <mo stretchy="false">(</mo>
        <mrow>
          <msub>
            <mi>t</mi>
            <mn>1,</mn>
          </msub>
          <msub>
            <mi>t</mi>
            <mn>2,</mn>
          </msub>
          <mn>...</mn>
          <msub>
            <mi>t</mi>
            <mi>n</mi>
          </msub>
        </mrow>
        <mo stretchy="false">)</mo>
      </mrow>
      <mi>,</mi>
    </mrow>
    <annotation encoding="StarMath 5.0">P(t_1,t_2,...t_n) ,</annotation>
  </semantics>
</math>
</file>

<file path=Object 21/content.xml><?xml version="1.0" encoding="utf-8"?>
<math xmlns="http://www.w3.org/1998/Math/MathML">
  <semantics>
    <mrow>
      <mrow>
        <msup>
          <mi>F</mi>
          <mrow>
            <mo stretchy="false">(</mo>
            <mrow>
              <mi>I</mi>
            </mrow>
            <mo stretchy="false">)</mo>
          </mrow>
        </msup>
        <mo stretchy="false">=</mo>
        <mn>0</mn>
      </mrow>
    </mrow>
    <annotation encoding="StarMath 5.0">F^(I) = 0 </annotation>
  </semantics>
</math>
</file>

<file path=Object 22/content.xml><?xml version="1.0" encoding="utf-8"?>
<math xmlns="http://www.w3.org/1998/Math/MathML">
  <semantics>
    <mrow>
      <mrow>
        <mi>t</mi>
        <mo stretchy="false">=</mo>
        <mi>f</mi>
      </mrow>
      <mrow>
        <mo stretchy="false">(</mo>
        <mrow>
          <msub>
            <mi>t</mi>
            <mn>1,</mn>
          </msub>
          <msub>
            <mi>t</mi>
            <mn>2,</mn>
          </msub>
          <mn>...</mn>
          <msub>
            <mi>t</mi>
            <mi>n</mi>
          </msub>
        </mrow>
        <mo stretchy="false">)</mo>
      </mrow>
      <mi>,</mi>
    </mrow>
    <annotation encoding="StarMath 5.0">t = f(t_1,t_2,...t_n) ,</annotation>
  </semantics>
</math>
</file>

<file path=Object 23/content.xml><?xml version="1.0" encoding="utf-8"?>
<math xmlns="http://www.w3.org/1998/Math/MathML">
  <semantics>
    <mrow>
      <msub>
        <mi>t</mi>
        <mn>1,</mn>
      </msub>
      <msub>
        <mi>t</mi>
        <mn>2,</mn>
      </msub>
      <mn>...</mn>
      <msub>
        <mi>t</mi>
        <mi>n</mi>
      </msub>
    </mrow>
    <annotation encoding="StarMath 5.0">t_1,t_2,...t_n</annotation>
  </semantics>
</math>
</file>

<file path=Object 24/content.xml><?xml version="1.0" encoding="utf-8"?>
<math xmlns="http://www.w3.org/1998/Math/MathML">
  <semantics>
    <mrow>
      <mrow>
        <msup>
          <mi>t</mi>
          <mi>I</mi>
        </msup>
        <mo stretchy="false">=</mo>
        <mi>f</mi>
      </mrow>
      <mrow>
        <mo stretchy="false">(</mo>
        <mrow>
          <msubsup>
            <mi>t</mi>
            <mn>1</mn>
            <mrow>
              <mo stretchy="false">(</mo>
              <mrow>
                <mi>I</mi>
              </mrow>
              <mo stretchy="false">)</mo>
            </mrow>
          </msubsup>
          <mi>,</mi>
          <msubsup>
            <mi>t</mi>
            <mn>2</mn>
            <mrow>
              <mo stretchy="false">(</mo>
              <mrow>
                <mi>I</mi>
              </mrow>
              <mo stretchy="false">)</mo>
            </mrow>
          </msubsup>
          <mi>,</mi>
          <mn>...</mn>
          <msubsup>
            <mi>t</mi>
            <mi>n</mi>
            <mrow>
              <mo stretchy="false">(</mo>
              <mrow>
                <mi>I</mi>
              </mrow>
              <mo stretchy="false">)</mo>
            </mrow>
          </msubsup>
        </mrow>
        <mo stretchy="false">)</mo>
      </mrow>
    </mrow>
    <annotation encoding="StarMath 5.0">t^I = f(t_1^(I),t_2^(I),...t_n^(I))</annotation>
  </semantics>
</math>
</file>

<file path=Object 25/content.xml><?xml version="1.0" encoding="utf-8"?>
<math xmlns="http://www.w3.org/1998/Math/MathML">
  <semantics>
    <mrow>
      <mrow>
        <mrow>
          <mo stretchy="false">σ</mo>
          <mo stretchy="false">=</mo>
          <msub>
            <mi>I</mi>
            <mi>s</mi>
          </msub>
        </mrow>
        <mo stretchy="false">=</mo>
        <mrow>
          <mo stretchy="false">〈</mo>
          <mrow>
            <msubsup>
              <mi>P</mi>
              <mn>1</mn>
              <mi>I</mi>
            </msubsup>
            <mi>,</mi>
            <msubsup>
              <mi>P</mi>
              <mn>2</mn>
              <mi>I</mi>
            </msubsup>
            <mi>,</mi>
            <mn>...</mn>
            <msubsup>
              <mi>P</mi>
              <mi>n</mi>
              <mi>I</mi>
            </msubsup>
            <mi>;</mi>
            <msubsup>
              <mi>f</mi>
              <mn>1</mn>
              <mi>I</mi>
            </msubsup>
            <mi>,</mi>
            <mn>...</mn>
            <msubsup>
              <mi>f</mi>
              <mi>n</mi>
              <mi>I</mi>
            </msubsup>
          </mrow>
          <mo stretchy="false">〉</mo>
        </mrow>
      </mrow>
    </mrow>
    <annotation encoding="StarMath 5.0">%isigma = I_s = langle P_1^I, P_2^I, ... P_n^I; f_1^I, ... f_n^I  rangle</annotation>
  </semantics>
</math>
</file>

<file path=Object 26/content.xml><?xml version="1.0" encoding="utf-8"?>
<math xmlns="http://www.w3.org/1998/Math/MathML">
  <semantics>
    <mrow>
      <mrow>
        <mi>P</mi>
        <mo stretchy="false">∈</mo>
        <msub>
          <mo stretchy="false">σ</mo>
          <mi>s</mi>
        </msub>
      </mrow>
    </mrow>
    <annotation encoding="StarMath 5.0">P in %isigma_s</annotation>
  </semantics>
</math>
</file>

<file path=Object 27/content.xml><?xml version="1.0" encoding="utf-8"?>
<math xmlns="http://www.w3.org/1998/Math/MathML">
  <semantics>
    <mrow>
      <msub>
        <mi>a</mi>
        <mn>1,</mn>
      </msub>
      <msub>
        <mi>a</mi>
        <mn>2,</mn>
      </msub>
      <mn>...</mn>
      <mrow>
        <msub>
          <mi>a</mi>
          <mi>n</mi>
        </msub>
        <mo stretchy="false">∈</mo>
        <msup>
          <mi>U</mi>
          <mi>A</mi>
        </msup>
      </mrow>
      <mi>,</mi>
    </mrow>
    <annotation encoding="StarMath 5.0">a_1,a_2,...a_n in U^A,</annotation>
  </semantics>
</math>
</file>

<file path=Object 28/content.xml><?xml version="1.0" encoding="utf-8"?>
<math xmlns="http://www.w3.org/1998/Math/MathML">
  <semantics>
    <mrow>
      <mrow>
        <mrow>
          <mo stretchy="false">(</mo>
          <mrow>
            <msub>
              <mi>a</mi>
              <mn>1,</mn>
            </msub>
            <msub>
              <mi>a</mi>
              <mn>2,</mn>
            </msub>
            <mn>...</mn>
            <msub>
              <mi>a</mi>
              <mi>n</mi>
            </msub>
          </mrow>
          <mo stretchy="false">)</mo>
        </mrow>
        <mo stretchy="false">∈</mo>
        <msup>
          <mi>P</mi>
          <mi>A</mi>
        </msup>
      </mrow>
    </mrow>
    <annotation encoding="StarMath 5.0">(a_1,a_2,...a_n) in P^A</annotation>
  </semantics>
</math>
</file>

<file path=Object 29/content.xml><?xml version="1.0" encoding="utf-8"?>
<math xmlns="http://www.w3.org/1998/Math/MathML">
  <semantics>
    <mrow>
      <mrow>
        <mrow>
          <mo stretchy="false">(</mo>
          <mrow>
            <mo stretchy="false">ϕ</mo>
            <mrow>
              <mo stretchy="false">(</mo>
              <mrow>
                <msub>
                  <mi>a</mi>
                  <mn>1</mn>
                </msub>
              </mrow>
              <mo stretchy="false">)</mo>
            </mrow>
            <mi>,</mi>
            <mo stretchy="false">ϕ</mo>
            <mrow>
              <mo stretchy="false">(</mo>
              <mrow>
                <msub>
                  <mi>a</mi>
                  <mn>2</mn>
                </msub>
              </mrow>
              <mo stretchy="false">)</mo>
            </mrow>
            <mi>,</mi>
            <mn>...</mn>
            <mo stretchy="false">ϕ</mo>
            <mrow>
              <mo stretchy="false">(</mo>
              <mrow>
                <msub>
                  <mi>a</mi>
                  <mi>n</mi>
                </msub>
              </mrow>
              <mo stretchy="false">)</mo>
            </mrow>
          </mrow>
          <mo stretchy="false">)</mo>
        </mrow>
        <mo stretchy="false">∈</mo>
        <msup>
          <mi>P</mi>
          <mi>B</mi>
        </msup>
      </mrow>
      <mi>;</mi>
    </mrow>
    <annotation encoding="StarMath 5.0">(%phi(a_1),%phi(a_2),...%phi(a_n)) in P^B;</annotation>
  </semantics>
</math>
</file>

<file path=Object 3/content.xml><?xml version="1.0" encoding="utf-8"?>
<math xmlns="http://www.w3.org/1998/Math/MathML">
  <semantics>
    <mrow>
      <mo stretchy="false">σ</mo>
      <mn>.</mn>
    </mrow>
    <annotation encoding="StarMath 5.0">%isigma .</annotation>
  </semantics>
</math>
</file>

<file path=Object 30/content.xml><?xml version="1.0" encoding="utf-8"?>
<math xmlns="http://www.w3.org/1998/Math/MathML">
  <semantics>
    <mrow>
      <msub>
        <mi>a</mi>
        <mn>1,</mn>
      </msub>
      <msub>
        <mi>a</mi>
        <mn>2,</mn>
      </msub>
      <mn>...</mn>
      <mrow>
        <msub>
          <mi>a</mi>
          <mi>n</mi>
        </msub>
        <mo stretchy="false">∈</mo>
        <msup>
          <mi>U</mi>
          <mi>B</mi>
        </msup>
      </mrow>
      <mi>,</mi>
    </mrow>
    <annotation encoding="StarMath 5.0">a_1,a_2,...a_n in U^B,</annotation>
  </semantics>
</math>
</file>

<file path=Object 31/content.xml><?xml version="1.0" encoding="utf-8"?>
<math xmlns="http://www.w3.org/1998/Math/MathML">
  <semantics>
    <mrow>
      <mo stretchy="false">ϕ</mo>
      <mrow>
        <mrow>
          <mo stretchy="false">(</mo>
          <mrow>
            <msup>
              <mi>f</mi>
              <mi>A</mi>
            </msup>
            <mrow>
              <mo stretchy="false">(</mo>
              <mrow>
                <msub>
                  <mi>a</mi>
                  <mn>1,</mn>
                </msub>
                <msub>
                  <mi>a</mi>
                  <mn>2,</mn>
                </msub>
                <mn>...</mn>
                <msub>
                  <mi>a</mi>
                  <mi>n</mi>
                </msub>
              </mrow>
              <mo stretchy="false">)</mo>
            </mrow>
          </mrow>
          <mo stretchy="false">)</mo>
        </mrow>
        <mo stretchy="false">=</mo>
        <msup>
          <mi>f</mi>
          <mi>B</mi>
        </msup>
      </mrow>
      <mrow>
        <mo stretchy="false">(</mo>
        <mrow>
          <mo stretchy="false">ϕ</mo>
          <mrow>
            <mo stretchy="false">(</mo>
            <mrow>
              <msub>
                <mi>a</mi>
                <mn>1</mn>
              </msub>
            </mrow>
            <mo stretchy="false">)</mo>
          </mrow>
          <mi>,</mi>
          <mo stretchy="false">ϕ</mo>
          <mrow>
            <mo stretchy="false">(</mo>
            <mrow>
              <msub>
                <mi>a</mi>
                <mn>2</mn>
              </msub>
            </mrow>
            <mo stretchy="false">)</mo>
          </mrow>
          <mi>,</mi>
          <mn>...</mn>
          <mo stretchy="false">ϕ</mo>
          <mrow>
            <mo stretchy="false">(</mo>
            <mrow>
              <msub>
                <mi>a</mi>
                <mi>n</mi>
              </msub>
            </mrow>
            <mo stretchy="false">)</mo>
          </mrow>
        </mrow>
        <mo stretchy="false">)</mo>
      </mrow>
      <mn>.</mn>
    </mrow>
    <annotation encoding="StarMath 5.0">%iphi(f^A(a_1,a_2,...a_n)) = f^B(%phi(a_1),%phi(a_2),...%phi(a_n)).</annotation>
  </semantics>
</math>
</file>

<file path=Object 32/content.xml><?xml version="1.0" encoding="utf-8"?>
<math xmlns="http://www.w3.org/1998/Math/MathML">
  <semantics>
    <mrow>
      <mrow>
        <mo stretchy="false">σ</mo>
        <mo stretchy="false">=</mo>
        <mrow>
          <mo stretchy="false">〈</mo>
          <mrow>
            <mi>E</mi>
            <mi>,</mi>
            <mi>F</mi>
            <mi>,</mi>
            <mi>G</mi>
          </mrow>
          <mo stretchy="false">〉</mo>
        </mrow>
      </mrow>
      <mrow>
        <msub>
          <mo stretchy="false">τ</mo>
          <mo stretchy="false">σ</mo>
        </msub>
        <mo stretchy="false">=</mo>
        <mrow>
          <mo stretchy="false">〈</mo>
          <mrow>
            <mn>2,</mn>
            <mn>2,</mn>
            <mn>0</mn>
          </mrow>
          <mo stretchy="false">〉</mo>
        </mrow>
      </mrow>
      <mi>,</mi>
      <mrow>
        <mi mathvariant="italic">s1</mi>
        <mo stretchy="false">=</mo>
        <mrow>
          <mo stretchy="false">〈</mo>
          <mrow>
            <mi>Z</mi>
            <mrow>
              <mi>,</mi>
              <mo stretchy="false">=</mo>
              <mrow>
                <mi>,</mi>
                <mo stretchy="false">+</mo>
                <mi>,</mi>
              </mrow>
            </mrow>
            <mn>0</mn>
          </mrow>
          <mo stretchy="false">〉</mo>
        </mrow>
      </mrow>
      <mi>,</mi>
      <mrow>
        <mi mathvariant="italic">s2</mi>
        <mo stretchy="false">=</mo>
        <mrow>
          <mo stretchy="false">〈</mo>
          <mrow>
            <mn>2Z</mn>
            <mrow>
              <mi>,</mi>
              <mo stretchy="false">=</mo>
              <mrow>
                <mi>,</mi>
                <mo stretchy="false">+</mo>
                <mi>,</mi>
              </mrow>
            </mrow>
            <mn>0</mn>
          </mrow>
          <mo stretchy="false">〉</mo>
        </mrow>
      </mrow>
      <mi>,</mi>
    </mrow>
    <annotation encoding="StarMath 5.0">%isigma = langle E,F,G rangle %itau_%isigma  = langle 2, 2, 0  rangle, s1 = langle Z, =, +, 0 rangle, s2 = langle 2Z, =, +, 0 rangle,</annotation>
  </semantics>
</math>
</file>

<file path=Object 33/content.xml><?xml version="1.0" encoding="utf-8"?>
<math xmlns="http://www.w3.org/1998/Math/MathML">
  <semantics>
    <mrow>
      <mrow>
        <mi mathvariant="italic">s1</mi>
        <mo stretchy="false">=</mo>
        <mrow>
          <mo stretchy="false">〈</mo>
          <mrow>
            <mi>Q</mi>
            <mrow>
              <mi>,</mi>
              <mo stretchy="false">=</mo>
              <mrow>
                <mi>,</mi>
                <mo stretchy="false">+</mo>
                <mi>,</mi>
              </mrow>
            </mrow>
            <mn>0,</mn>
            <mn>1</mn>
          </mrow>
          <mo stretchy="false">〉</mo>
        </mrow>
      </mrow>
      <mi>,</mi>
      <mrow>
        <mi mathvariant="italic">s2</mi>
        <mo stretchy="false">=</mo>
        <mrow>
          <mo stretchy="false">〈</mo>
          <mrow>
            <mn>2R</mn>
            <mrow>
              <mi>,</mi>
              <mo stretchy="false">=</mo>
              <mrow>
                <mi>,</mi>
                <mo stretchy="false">+</mo>
                <mi>,</mi>
              </mrow>
            </mrow>
            <mn>0,</mn>
            <mn>1</mn>
          </mrow>
          <mo stretchy="false">〉</mo>
        </mrow>
      </mrow>
      <mi>,</mi>
    </mrow>
    <annotation encoding="StarMath 5.0">s1 = langle Q, =, +, 0, 1 rangle, s2 = langle 2R, =, +, 0, 1 rangle,</annotation>
  </semantics>
</math>
</file>

<file path=Object 4/content.xml><?xml version="1.0" encoding="utf-8"?>
<math xmlns="http://www.w3.org/1998/Math/MathML">
  <semantics>
    <mrow>
      <mrow>
        <mo stretchy="false">〈</mo>
        <mrow>
          <msub>
            <mi>P</mi>
            <mn>1,</mn>
          </msub>
          <msub>
            <mi>P</mi>
            <mn>2,</mn>
          </msub>
          <mn>...</mn>
          <msub>
            <mi>P</mi>
            <mi>n</mi>
          </msub>
          <mi>;</mi>
          <msub>
            <mi>f</mi>
            <mn>1,</mn>
          </msub>
          <mn>...</mn>
          <msub>
            <mi>f</mi>
            <mi>n</mi>
          </msub>
        </mrow>
        <mo stretchy="false">〉</mo>
      </mrow>
      <mn>.</mn>
    </mrow>
    <annotation encoding="StarMath 5.0">langle P_1, P_2, ... P_n; f_1, ... f_n  rangle .</annotation>
  </semantics>
</math>
</file>

<file path=Object 5/content.xml><?xml version="1.0" encoding="utf-8"?>
<math xmlns="http://www.w3.org/1998/Math/MathML">
  <semantics>
    <mrow>
      <mo stretchy="false">σ</mo>
    </mrow>
    <annotation encoding="StarMath 5.0">%isigma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isigma</annotation>
  </semantics>
</math>
</file>

<file path=Object 7/content.xml><?xml version="1.0" encoding="utf-8"?>
<math xmlns="http://www.w3.org/1998/Math/MathML">
  <semantics>
    <mrow>
      <mrow>
        <mo stretchy="false">σ</mo>
        <mo stretchy="false">∪</mo>
        <mi>V</mi>
      </mrow>
    </mrow>
    <annotation encoding="StarMath 5.0">%isigma union V </annotation>
  </semantics>
</math>
</file>

<file path=Object 8/content.xml><?xml version="1.0" encoding="utf-8"?>
<math xmlns="http://www.w3.org/1998/Math/MathML">
  <semantics>
    <mrow>
      <mrow>
        <mi>P</mi>
        <mo stretchy="false">∈</mo>
        <mo stretchy="false">σ</mo>
      </mrow>
    </mrow>
    <annotation encoding="StarMath 5.0">P  in   %isigma</annotation>
  </semantics>
</math>
</file>

<file path=Object 9/content.xml><?xml version="1.0" encoding="utf-8"?>
<math xmlns="http://www.w3.org/1998/Math/MathML">
  <semantics>
    <mrow>
      <msup>
        <mi>P</mi>
        <mrow>
          <mo stretchy="false">(</mo>
          <mrow>
            <mi>I</mi>
          </mrow>
          <mo stretchy="false">)</mo>
        </mrow>
      </msup>
      <mi>⊆</mi>
      <msup>
        <mi>U</mi>
        <mi>n</mi>
      </msup>
      <mi>,</mi>
    </mrow>
    <annotation encoding="StarMath 5.0">P^(I)⊆ U^n ,</annotation>
  </semantics>
</math>
</file>